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1.7313in" style:rel-column-width="16383*"/>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D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D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153in" fo:margin-left="0.0153in" fo:margin-right="-0.0056in" table:align="margins" style:writing-mode="lr-tb"/>
    </style:style>
    <style:style style:name="Table4.A" style:family="table-column">
      <style:table-column-properties style:column-width="2.9125in" style:rel-column-width="27601*"/>
    </style:style>
    <style:style style:name="Table4.B" style:family="table-column">
      <style:table-column-properties style:column-width="4.0028in" style:rel-column-width="37934*"/>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B1" style:family="table-cell">
      <style:table-cell-properties style:border-line-width="0.0007in 0.0347in 0.0007in" fo:padding="0.0368in" fo:border="0.0361in double #808080"/>
    </style:style>
    <style:style style:name="Table4.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153in" fo:margin-left="0.0153in" fo:margin-right="-0.0056in" table:align="margins" style:writing-mode="lr-tb"/>
    </style:style>
    <style:style style:name="Table5.A" style:family="table-column">
      <style:table-column-properties style:column-width="1.5826in" style:rel-column-width="14998*"/>
    </style:style>
    <style:style style:name="Table5.B" style:family="table-column">
      <style:table-column-properties style:column-width="2.6604in" style:rel-column-width="25212*"/>
    </style:style>
    <style:style style:name="Table5.C" style:family="table-column">
      <style:table-column-properties style:column-width="2.6722in" style:rel-column-width="25325*"/>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C1" style:family="table-cell">
      <style:table-cell-properties style:border-line-width="0.0007in 0.0347in 0.0007in" fo:padding="0.0368in" fo:border="0.0361in double #808080"/>
    </style:style>
    <style:style style:name="Table5.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9252in" style:type="right" style:leader-style="dotted" style:leader-text="."/>
        </style:tab-stops>
      </style:paragraph-properties>
    </style:style>
    <style:style style:name="P12" style:family="paragraph" style:parent-style-name="Contents_20_3">
      <style:paragraph-properties>
        <style:tab-stops>
          <style:tab-stop style:position="6.9252in" style:type="right" style:leader-style="dotted" style:leader-text="."/>
        </style:tab-stops>
      </style:paragraph-properties>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Heading_20_1" style:master-page-name="First_20_Page">
      <style:paragraph-properties style:page-number="auto"/>
    </style:style>
    <style:style style:name="P19" style:family="paragraph">
      <style:paragraph-properties style:writing-mode="lr-tb"/>
    </style:style>
    <style:style style:name="P2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text-position="33% 80%"/>
    </style:style>
    <style:style style:name="T6" style:family="text">
      <style:text-properties fo:font-style="italic"/>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Introduction (Informative)</text:h>
      <text:p text:style-name="Standard">This specification describes the mechanism for sending OpenLCB-CAN information via frames on a CAN segment. </text:p>
      <text:h text:style-name="Heading_20_1" text:outline-level="1">References and Context (Informative)</text:h>
      <text:p text:style-name="Standard">This specification is in the context of the following OpenLCB-CAN Specifications:</text:p>
      <text:list xml:id="list2138322931" text:style-name="L1">
        <text:list-item>
          <text:p text:style-name="P13">The OpenLCB-CAN Physical Layer specification, which specifies the physical layer for transporting OpenLCB-CAN frames</text:p>
        </text:list-item>
        <text:list-item>
          <text:p text:style-name="P13">The OpenLCB Node Identifier Specification, which specifies that every OpenLCB node has a unique 6-byte identifier</text:p>
        </text:list-item>
      </text:list>
      <text:p text:style-name="Standard">“CAN” refers to the electrical and protocol specifications as defined in ISO 11898-1:2003 and ISO 11898-2:2003 and their successors.</text:p>
      <text:p text:style-name="Standard">External certification of parts shall be accepted for conformance to these standards. Conformance with a later version of a standard shall be accepted as conformance with the referenced versions.</text:p>
      <text:h text:style-name="Heading_20_1" text:outline-level="1">Frame Format (Normative)</text:h>
      <text:p text:style-name="Standard">OpenLCB-CAN frames are sent and received using the CAN extended format (29-bit header) only. </text:p>
      <text:p text:style-name="Standard">OpenLCB-CAN nodes shall operate properly when the CAN segment carries proper standard-format (11-bit header) frames.</text:p>
      <text:p text:style-name="Standard">OpenLCB-CAN nodes shall not transmit extended-format remote frames (frames with RTR set). Nodes shall operate properly when the CAN segment carries proper extended-format remote frames.</text:p>
      <text:p text:style-name="Standard">OpenLCB-CAN nodes shall not transmit overload frames. Nodes shall operate properly when the CAN segment carries proper overload frames.</text:p>
      <text:p text:style-name="Standard">The first (most-significant) bit is reserved for future use. It must be transmitted as a 1 bit, and ignored upon receipt.</text:p>
      <text:p text:style-name="Standard">The second (second-most-significant) bit is the Frame Type indicator. A value of 0 indicates a CAN-specific Control Message. A value of 1 indicates an OpenLCB Message.</text:p>
      <text:p text:style-name="Standard"><text:soft-page-break/></text:p>
      <text:p text:style-name="Standard">The next 15 bits are termed the Variable Field. The format and contents of the Variable Field depends on Frame Type and are defined in later sections.</text:p>
      <text:p text:style-name="Standard">The last twelve bits (least significant) are the Source Node ID Alias value for this node, see below.</text:p>
      <text:p text:style-name="Standard"/>
      <table:table table:name="Table2" table:style-name="Table2">
        <table:table-column table:style-name="Table2.A" table:number-columns-repeated="4"/>
        <table:table-row>
          <table:table-cell table:style-name="Table2.A1" office:value-type="string">
            <text:p text:style-name="Standard">Bit 0</text:p>
          </table:table-cell>
          <table:table-cell table:style-name="Table2.A1" office:value-type="string">
            <text:p text:style-name="Standard">Bits 1</text:p>
          </table:table-cell>
          <table:table-cell table:style-name="Table2.A1" office:value-type="string">
            <text:p text:style-name="Standard">Bits 2-16</text:p>
          </table:table-cell>
          <table:table-cell table:style-name="Table2.D1" office:value-type="string">
            <text:p text:style-name="Standard">Bits 17-28</text:p>
          </table:table-cell>
        </table:table-row>
        <table:table-row>
          <table:table-cell table:style-name="Table2.A2" office:value-type="string">
            <text:p text:style-name="Standard">Reserved: Send as 1, <text:line-break/>ignore upon receipt</text:p>
          </table:table-cell>
          <table:table-cell table:style-name="Table2.A2" office:value-type="string">
            <text:p text:style-name="Standard">Frame Type:</text:p>
            <text:p text:style-name="Standard">1: OpenLCB Message</text:p>
            <text:p text:style-name="Standard">0: CAN Control Message</text:p>
          </table:table-cell>
          <table:table-cell table:style-name="Table2.A2" office:value-type="string">
            <text:p text:style-name="Standard">Variable Field</text:p>
          </table:table-cell>
          <table:table-cell table:style-name="Table2.D2" office:value-type="string">
            <text:p text:style-name="Standard">Source NID Alias</text:p>
          </table:table-cell>
        </table:table-row>
        <table:table-row>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D2" office:value-type="string">
            <text:p text:style-name="Standard">0x0000,0FFF</text:p>
          </table:table-cell>
        </table:table-row>
        <table:table-row>
          <table:table-cell table:style-name="Table2.A2" office:value-type="string">
            <text:p text:style-name="Standard">Solo top bit</text:p>
          </table:table-cell>
          <table:table-cell table:style-name="Table2.A2" office:value-type="string">
            <text:p text:style-name="Standard">Top bit of 6<text:span text:style-name="T5">th</text:span> nibble from right</text:p>
          </table:table-cell>
          <table:table-cell table:style-name="Table2.A2" office:value-type="string">
            <text:p text:style-name="Standard">3 bits, then three nibbles</text:p>
          </table:table-cell>
          <table:table-cell table:style-name="Table2.D2" office:value-type="string">
            <text:p text:style-name="Standard">Right-most three nibbles</text:p>
          </table:table-cell>
        </table:table-row>
      </table:table>
      <text:p text:style-name="Standard"/>
      <text:p text:style-name="Standard">After the header, the frame shall contain from zero to eight bytes of data. Length and content are defined with specific message definitions.</text:p>
      <text:h text:style-name="Heading_20_2" text:outline-level="2">States</text:h>
      <text:p text:style-name="Standard">A node has two states:</text:p>
      <text:list xml:id="list1860730953" text:style-name="L2">
        <text:list-item>
          <text:p text:style-name="P14">Inhibited</text:p>
        </text:list-item>
        <text:list-item>
          <text:p text:style-name="P14">Permitted</text:p>
        </text:list-item>
      </text:list>
      <text:p text:style-name="Standard">Nodes shall start in the Inhibited state.</text:p>
      <text:p text:style-name="Standard">A node may transmit Check ID Message and Reserved ID Message frames while in the Inhibited state. A node shall not transmit any other frame while in Inhibited state.</text:p>
      <text:p text:style-name="Standard">Nodes shall transition to the Permitted state after assignment of a valid Node ID alias.</text:p>
      <text:p text:style-name="Standard">Nodes may transmit any frames except Check ID Message and Reserved ID Message frames while in Permitted state. A node shall not transmit Check ID Message and Reserved ID Message frames while in Permitted state.</text:p>
      <text:h text:style-name="Heading_20_1" text:outline-level="1"><text:soft-page-break/>CAN-specific Control Messages and Interactions (Normative)</text:h>
      <text:h text:style-name="Heading_20_2" text:outline-level="2">Control Message Format</text:h>
      <text:p text:style-name="Standard">The format and contents of CAN-specific Control Messag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Standard">Name</text:p>
          </table:table-cell>
          <table:table-cell table:style-name="Table3.A1" office:value-type="string">
            <text:p text:style-name="Standard">Variable Field</text:p>
          </table:table-cell>
          <table:table-cell table:style-name="Table3.C1" office:value-type="string">
            <text:p text:style-name="Standard">Data Bytes</text:p>
          </table:table-cell>
        </table:table-row>
        <table:table-row>
          <table:table-cell table:style-name="Table3.A2" office:value-type="string">
            <text:p text:style-name="Standard">Check ID (CIM) Message</text:p>
          </table:table-cell>
          <table:table-cell table:style-name="Table3.A2" office:value-type="string">
            <text:p text:style-name="Standard">MMM,NNNN,NNNN,NNNN </text:p>
            <text:p text:style-name="Standard">MMM is the message sequence number, with valid values from 0x4 through 0x7</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d ID (RIM) Messag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Mapping Reset (MR) Message</text:p>
          </table:table-cell>
          <table:table-cell table:style-name="Table3.A2" office:value-type="string">
            <text:p text:style-name="Standard">0x0701</text:p>
          </table:table-cell>
          <table:table-cell table:style-name="Table3.C2" office:value-type="string">
            <text:p text:style-name="Standard">None</text:p>
          </table:table-cell>
        </table:table-row>
        <table:table-row>
          <table:table-cell table:style-name="Table3.A2" office:value-type="string">
            <text:p text:style-name="Standard">Mapping Enquiry Request (MRQ) Messag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Mapping Enquiry Reply (MRR) Messag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Reserved; may not be sent, and must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h text:style-name="Heading_20_2" text:outline-level="2">Interactions</text:h>
      <text:p text:style-name="Standard">This section describes the interactions which use the above messages.</text:p>
      <text:h text:style-name="Heading_20_3" text:outline-level="3">ID Alias assignment</text:h>
      <text:p text:style-name="Standard">To assign a Node ID alias while in the Inhibited state, the node:</text:p>
      <text:p text:style-name="Standard">Calculates a new tentative source Node ID alias value</text:p>
      <text:p text:style-name="Standard">Transmits a Check ID Message (CIM) with MMM = 0x7, the least significant 12 bits of the full Node ID in the NNNN, NNNN, NNNN remaining twelve bits of the Variable Field, and the tentative source Node ID alias value in the Source NID Alias field.</text:p>
      <text:p text:style-name="Standard">Repeat that three more times with MMM = 0x6, x5 and 0x4, respectively, with each message carrying the next lower 12 bits of the full Node ID value, and the frames carrying the same tentative source Node ID alias value in the Source NID Alias field.</text:p>
      <text:p text:style-name="Standard"/>
      <text:p text:style-name="Standard">(What to do when something goes wrong)</text:p>
      <text:list xml:id="list706837991" text:style-name="L3">
        <text:list-item>
          <text:p text:style-name="P15"><text:soft-page-break/>If error, step the algorithm in a standard way and repeat until success. </text:p>
        </text:list-item>
      </text:list>
      <text:p text:style-name="Standard">Aliases for nodes on the local segment are only valid until an "Initialization Complete" is seen from that alias. Initialization Complete indicates that a node has restarted, and may have another local alias. <text:span text:style-name="T6">(Can't use Initialization Complete, it's the wrong layer, need something at the CAN level. Need something like RIM/CIM)</text:span></text:p>
      <text:p text:style-name="Standard"/>
      <text:h text:style-name="Heading_20_3" text:outline-level="3">ID Alias validation</text:h>
      <text:p text:style-name="Standard">A node receiving a Mapping Enquiry Request Message shall compare the Full Node ID in the CAN data segment to the node's own Node ID. If and only if they match in length and content and the receiving node is in Permitted state, the node shall reply with a Mapping Enquiry Reply Message carrying the node's full Node ID in the data segment of the frame.</text:p>
      <text:p text:style-name="Standard">A node receiving a Mapping Enquiry Request Message with no data content shall reply with a Mapping Enquiry Reply Message carrying the node's full Node ID in the data segment of the frame.</text:p>
      <text:h text:style-name="Heading_20_3" text:outline-level="3">ID Alias termination</text:h>
      <text:p text:style-name="Standard">A node receiving a Mapping Reset Message must drop the </text:p>
      <text:p text:style-name="Standard"/>
      <text:h text:style-name="Heading_20_1" text:outline-level="1">OpenLCB Message Format</text:h>
      <text:p text:style-name="Standard">OpenLCB common messages are carried in frames with a 1 in the Frame Type field. They contain message type information and/or address information in the 15-bit variable field, and zero to eight CAN data bytes.</text:p>
      <text:p text:style-name="Standard">For OpenLCB messages, the variable field is used in two forms:</text:p>
      <text:list xml:id="list1152641714" text:style-name="L4">
        <text:list-item>
          <text:p text:style-name="P16">Unaddressed messages – messages that don't have a destination address put the low 12 bits of the MTI in the variable field</text:p>
        </text:list-item>
      </text:list>
      <table:table table:name="Table4" table:style-name="Table4">
        <table:table-column table:style-name="Table4.A"/>
        <table:table-column table:style-name="Table4.B"/>
        <table:table-row>
          <table:table-cell table:style-name="Table4.A1" office:value-type="string">
            <text:p text:style-name="Standard">Variable Field Bit 0</text:p>
            <text:p text:style-name="Standard">Header Bit 2</text:p>
            <text:p text:style-name="Standard">0x0400,0000</text:p>
          </table:table-cell>
          <table:table-cell table:style-name="Table4.B1" office:value-type="string">
            <text:p text:style-name="Standard">Variable Field Bits 1-14</text:p>
            <text:p text:style-name="Standard">Header Bits 3-16</text:p>
            <text:p text:style-name="Standard">OpenLCB Variable Header Content</text:p>
            <text:p text:style-name="Standard">0x03FF,F000</text:p>
          </table:table-cell>
        </table:table-row>
        <table:table-row>
          <table:table-cell table:style-name="Table4.A2" office:value-type="float" office:value="0">
            <text:p text:style-name="Standard">0</text:p>
          </table:table-cell>
          <table:table-cell table:style-name="Table4.B2" office:value-type="string">
            <text:p text:style-name="Standard">OpenLCB message information</text:p>
          </table:table-cell>
        </table:table-row>
      </table:table>
      <text:p text:style-name="Standard"/>
      <text:list xml:id="list1205369792" text:style-name="L5">
        <text:list-item>
          <text:p text:style-name="P17">Addressed messages – messages that have a specific destination address put it in the variable field, and carry the MTI in the payload. This allows filtering.</text:p>
        </text:list-item>
      </text:list>
      <table:table table:name="Table5" table:style-name="Table5">
        <table:table-column table:style-name="Table5.A"/>
        <table:table-column table:style-name="Table5.B"/>
        <table:table-column table:style-name="Table5.C"/>
        <text:soft-page-break/>
        <table:table-row>
          <table:table-cell table:style-name="Table5.A1" office:value-type="string">
            <text:p text:style-name="Standard">Variable Field Bit 0</text:p>
            <text:p text:style-name="Standard">Header Bit 2</text:p>
            <text:p text:style-name="Standard">0x0400,0000</text:p>
          </table:table-cell>
          <table:table-cell table:style-name="Table5.A1" office:value-type="string">
            <text:p text:style-name="Standard">Variable Field Bits 1-2</text:p>
            <text:p text:style-name="Standard">Header Bits 3-4</text:p>
            <text:p text:style-name="Standard">OpenLCB Variable Header Content</text:p>
            <text:p text:style-name="Standard">0x0300,0000</text:p>
          </table:table-cell>
          <table:table-cell table:style-name="Table5.C1" office:value-type="string">
            <text:p text:style-name="Standard">Variable Field Bits 3-14</text:p>
            <text:p text:style-name="Standard">Header Bits 5-16</text:p>
            <text:p text:style-name="Standard">OpenLCB Variable Header Content</text:p>
            <text:p text:style-name="Standard">0x00FF,F000</text:p>
          </table:table-cell>
        </table:table-row>
        <table:table-row>
          <table:table-cell table:style-name="Table5.A2" office:value-type="float" office:value="1">
            <text:p text:style-name="Standard">1</text:p>
          </table:table-cell>
          <table:table-cell table:style-name="Table5.B2" office:value-type="string">
            <text:p text:style-name="Standard">OpenLCB message information</text:p>
          </table:table-cell>
          <table:table-cell table:style-name="Table5.C2" office:value-type="string">
            <text:p text:style-name="Standard">Destination Node ID Alias</text:p>
          </table:table-cell>
        </table:table-row>
      </table:table>
      <text:p text:style-name="Standard"/>
      <text:p text:style-name="Standard"/>
      <text:p text:style-name="Standard"/>
      <text:h text:style-name="Heading_20_2" text:outline-level="2">Node ID Alias Generation</text:h>
      <text:p text:style-name="Standard">Aliases must be created from the node ID (give separate starting points)</text:p>
      <text:p text:style-name="Standard">May, but need not, be saved to be the starting point for the next time</text:p>
      <text:p text:style-name="Standard">When a second is needed, it needs to be different.</text:p>
      <text:p text:style-name="Standard">Aliases must not be zero</text:p>
      <text:p text:style-name="Standard"/>
      <text:p text:style-name="Standard">(algorithm is recommended in tech note, but not required; see also discussion of what makes a good algorithm)</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text:s/>1 Introduction (Informative)<text:tab/>1</text:p>
          <text:p text:style-name="P10"><text:s/>2 References and Context (Normative)<text:tab/>1</text:p>
          <text:p text:style-name="P10"><text:s/>3 Frame Format (Normative)<text:tab/>1</text:p>
          <text:p text:style-name="P11"><text:s/>3.1 States<text:tab/>2</text:p>
          <text:p text:style-name="P10"><text:s/>4 CAN-specific Control Messages and Interactions (Normative)<text:tab/>2</text:p>
          <text:p text:style-name="P11"><text:s/>4.1 Control Message Format<text:tab/>2</text:p>
          <text:p text:style-name="P11"><text:s/>4.2 Interactions<text:tab/>3</text:p>
          <text:p text:style-name="P12"><text:s/>4.2.1 ID Alias assignment<text:tab/>3</text:p>
          <text:p text:style-name="P12"><text:s/>4.2.2 ID Alias validation<text:tab/>4</text:p>
          <text:p text:style-name="P12"><text:s/>4.2.3 ID Alias termination<text:tab/>4</text:p>
          <text:p text:style-name="P10"><text:soft-page-break/><text:s/>5 OpenLCB Message Format<text:tab/>4</text:p>
          <text:p text:style-name="P11"><text:s/>5.1 Node ID Alias Generation<text:tab/>6</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Title</text:span><text:span text:style-name="MT3"><text:tab/><text:tab/>Page </text:span><text:span text:style-name="Page_20_Number"><text:span text:style-name="MT3"><text:page-number text:select-page="current">2</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16" text:date-value="2010-10-10T18:56:18">10/10/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6"><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37" text:date-value="2010-10-07T22:56:41" text:fixed="true">10/07/10</text:date></text:p>
            </table:table-cell>
            <table:table-cell table:style-name="Table1.C1" office:value-type="string">
              <text:p text:style-name="MP8">Preliminary</text:p>
            </table:table-cell>
          </table:table-row>
        </table:table>
        <text:p text:style-name="Header"/>
      </style:header>
      <style:footer>
        <text:p text:style-name="MP9"><text:span text:style-name="MT4">Copyright 2009, by J. Day, D. Harris, B. Jacobsen, and A. Shepherd<text:tab/></text:span><text:span text:style-name="MT5">Page </text:span><text:span text:style-name="Page_20_Number"><text:span text:style-name="MT5"><text:page-number text:select-page="current">2</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5"><text:date style:data-style-name="N116" text:date-value="2010-10-10T18:56:18">10/10/2010</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Standard</dc:title>
    <meta:initial-creator>Alex Shepherd</meta:initial-creator>
    <meta:creation-date>2009-01-22T07:11:27</meta:creation-date>
    <meta:editing-cycles>83</meta:editing-cycles>
    <meta:editing-duration>PT14H52M49S</meta:editing-duration>
    <meta:generator>OpenOffice.org/3.2$Unix OpenOffice.org_project/320m18$Build-9502</meta:generator>
    <dc:date>2010-10-10T18:56:18</dc:date>
    <dc:creator>Bob Jacobsen</dc:creator>
    <meta:keyword>OpenLCB-CANFrame Transfer</meta:keyword>
    <meta:document-statistic meta:table-count="5" meta:image-count="1" meta:object-count="0" meta:page-count="6" meta:paragraph-count="139" meta:word-count="1206" meta:character-count="7295"/>
    <meta:user-defined meta:name="Info 1"/>
    <meta:user-defined meta:name="Info 2"/>
    <meta:user-defined meta:name="Info 3"/>
    <meta:user-defined meta:name="Info 4"/>
  </office:meta>
</office:document-meta>
</file>